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Pictures/2000005E00001D8F000004161E2ED88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61cm"/>
    </style:style>
    <style:style style:name="co2" style:family="table-column">
      <style:table-column-properties fo:break-before="auto" style:column-width="2.97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92cm"/>
    </style:style>
    <style:style style:name="co6" style:family="table-column">
      <style:table-column-properties fo:break-before="auto" style:column-width="3.782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3.82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ntigo e AT velho" table:style-name="ta1">
        <table:shapes>
          <draw:frame draw:z-index="0" draw:style-name="gr1" svg:width="18.461cm" svg:height="9.076cm" svg:x="0.176cm" svg:y="8.212cm">
            <draw:object draw:notify-on-update-of-ranges="'antigo e AT velho'.A1:'antigo e AT velho'.A1 'antigo e AT velho'.B2:'antigo e AT velho'.B18 'antigo e AT velho'.B1:'antigo e AT velho'.B1 'antigo e AT velho'.A2:'antigo e AT velho'.A18 'antigo e AT velho'.E2:'antigo e AT velho'.E18 'antigo e AT velho'.E1:'antigo e AT velho'.E1 'antigo e AT velho'.A2:'antigo e AT velho'.A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Figuras 1" draw:style-name="gr2" draw:text-style-name="P1" svg:width="7.566cm" svg:height="1.045cm" svg:x="24.35cm" svg:y="8.184cm">
            <draw:image xlink:href="Pictures/2000005E00001D8F000004161E2ED886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>
            <text:p>Celcius termopar</text:p>
          </table:table-cell>
          <table:table-cell table:style-name="ce5" office:value-type="string">
            <text:p>termistor antigo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5" office:value-type="string">
            <text:p>ADC addtherm velho</text:p>
          </table:table-cell>
          <table:table-cell table:style-name="ce6" office:value-type="string">
            <text:p>corrigido</text:p>
          </table:table-cell>
          <table:table-cell table:style-name="ce1" office:value-type="string">
            <text:p>erro</text:p>
          </table:table-cell>
          <table:table-cell table:style-name="ce1"/>
          <table:table-cell table:style-name="ce1" office:value-type="string">
            <text:p>erro</text:p>
          </table:table-cell>
          <table:table-cell/>
        </table:table-row>
        <table:table-row table:style-name="ro2">
          <table:table-cell table:style-name="ce2" office:value-type="float" office:value="148">
            <text:p>148,00</text:p>
          </table:table-cell>
          <table:table-cell table:style-name="ce2" office:value-type="float" office:value="150.8">
            <text:p>150,80</text:p>
          </table:table-cell>
          <table:table-cell table:style-name="ce7" table:formula="of:=0.9365538413*[.B2]+6.7283007964" office:value-type="float" office:value="147.96062006444">
            <text:p>147,96</text:p>
          </table:table-cell>
          <table:table-cell table:style-name="ce8" table:formula="of:=ABS([.C2]-[.A2])/[.A2]" office:value-type="percentage" office:value="0.000266080645675624">
            <text:p>0,03%</text:p>
          </table:table-cell>
          <table:table-cell table:style-name="ce3" office:value-type="float" office:value="264">
            <text:p>264</text:p>
          </table:table-cell>
          <table:table-cell table:style-name="ce7" table:formula="of:=-53.7828135155*LN([.E2])+446.9738654555" office:value-type="float" office:value="147.083634669062">
            <text:p>147,08</text:p>
          </table:table-cell>
          <table:table-cell table:style-name="ce8" table:formula="of:=ABS([.F2]-[.A2])/[.A2]" office:value-type="percentage" office:value="0.00619165764147177">
            <text:p>0,62%</text:p>
          </table:table-cell>
          <table:table-cell table:style-name="ce9" table:formula="of:=-60.1873800166*LN([.E2])+483.9547042058" office:value-type="float" office:value="148.352936581513">
            <text:p>148,3529365815</text:p>
          </table:table-cell>
          <table:table-cell table:style-name="ce8" table:formula="of:=ABS([.H2]-[.F2])/[.F2]" office:value-type="percentage" office:value="0.00862979702199004">
            <text:p>0,86%</text:p>
          </table:table-cell>
          <table:table-cell/>
        </table:table-row>
        <table:table-row table:style-name="ro2">
          <table:table-cell table:style-name="ce2" office:value-type="float" office:value="158.2">
            <text:p>158,20</text:p>
          </table:table-cell>
          <table:table-cell table:style-name="ce2" office:value-type="float" office:value="162.86">
            <text:p>162,86</text:p>
          </table:table-cell>
          <table:table-cell table:style-name="ce7" table:formula="of:=0.9365538413*[.B3]+6.7283007964" office:value-type="float" office:value="159.255459390518">
            <text:p>159,26</text:p>
          </table:table-cell>
          <table:table-cell table:style-name="ce8" table:formula="of:=ABS([.C3]-[.A3])/[.A3]" office:value-type="percentage" office:value="0.00667167756332506">
            <text:p>0,67%</text:p>
          </table:table-cell>
          <table:table-cell table:style-name="ce3" office:value-type="float" office:value="212">
            <text:p>212</text:p>
          </table:table-cell>
          <table:table-cell table:style-name="ce7" table:formula="of:=-53.7828135155*LN([.E3])+446.9738654555" office:value-type="float" office:value="158.881584765128">
            <text:p>158,88</text:p>
          </table:table-cell>
          <table:table-cell table:style-name="ce8" table:formula="of:=ABS([.F3]-[.A3])/[.A3]" office:value-type="percentage" office:value="0.00430837398943313">
            <text:p>0,43%</text:p>
          </table:table-cell>
          <table:table-cell table:style-name="ce9" table:formula="of:=-60.1873800166*LN([.E3])+483.9547042058" office:value-type="float" office:value="161.555810500412">
            <text:p>161,5558105004</text:p>
          </table:table-cell>
          <table:table-cell table:style-name="ce8" table:formula="of:=ABS([.H3]-[.F3])/[.F3]" office:value-type="percentage" office:value="0.0168315650881557">
            <text:p>1,68%</text:p>
          </table:table-cell>
          <table:table-cell table:style-name="ce10"/>
        </table:table-row>
        <table:table-row table:style-name="ro2">
          <table:table-cell table:style-name="ce3" office:value-type="float" office:value="162.2">
            <text:p>162,2</text:p>
          </table:table-cell>
          <table:table-cell table:style-name="ce2" office:value-type="float" office:value="165.65">
            <text:p>165,65</text:p>
          </table:table-cell>
          <table:table-cell table:style-name="ce7" table:formula="of:=0.9365538413*[.B4]+6.7283007964" office:value-type="float" office:value="161.868444607745">
            <text:p>161,87</text:p>
          </table:table-cell>
          <table:table-cell table:style-name="ce8" table:formula="of:=ABS([.C4]-[.A4])/[.A4]" office:value-type="percentage" office:value="0.00204411462549312">
            <text:p>0,20%</text:p>
          </table:table-cell>
          <table:table-cell table:style-name="ce3" office:value-type="float" office:value="202">
            <text:p>202</text:p>
          </table:table-cell>
          <table:table-cell table:style-name="ce7" table:formula="of:=-53.7828135155*LN([.E4])+446.9738654555" office:value-type="float" office:value="161.480293795818">
            <text:p>161,48</text:p>
          </table:table-cell>
          <table:table-cell table:style-name="ce8" table:formula="of:=ABS([.F4]-[.A4])/[.A4]" office:value-type="percentage" office:value="0.00443715292343768">
            <text:p>0,44%</text:p>
          </table:table-cell>
          <table:table-cell table:style-name="ce9" table:formula="of:=-60.1873800166*LN([.E4])+483.9547042058" office:value-type="float" office:value="164.463979072471">
            <text:p>164,4639790725</text:p>
          </table:table-cell>
          <table:table-cell table:style-name="ce8" table:formula="of:=ABS([.H4]-[.F4])/[.F4]" office:value-type="percentage" office:value="0.0184770860054643">
            <text:p>1,85%</text:p>
          </table:table-cell>
          <table:table-cell/>
        </table:table-row>
        <table:table-row table:style-name="ro2">
          <table:table-cell table:style-name="ce2" office:value-type="float" office:value="166.3">
            <text:p>166,30</text:p>
          </table:table-cell>
          <table:table-cell table:style-name="ce2" office:value-type="float" office:value="170.49">
            <text:p>170,49</text:p>
          </table:table-cell>
          <table:table-cell table:style-name="ce7" table:formula="of:=0.9365538413*[.B5]+6.7283007964" office:value-type="float" office:value="166.401365199637">
            <text:p>166,40</text:p>
          </table:table-cell>
          <table:table-cell table:style-name="ce8" table:formula="of:=ABS([.C5]-[.A5])/[.A5]" office:value-type="percentage" office:value="0.000609532168592913">
            <text:p>0,06%</text:p>
          </table:table-cell>
          <table:table-cell table:style-name="ce3" office:value-type="float" office:value="184">
            <text:p>184</text:p>
          </table:table-cell>
          <table:table-cell table:style-name="ce7" table:formula="of:=-53.7828135155*LN([.E5])+446.9738654555" office:value-type="float" office:value="166.499948108703">
            <text:p>166,50</text:p>
          </table:table-cell>
          <table:table-cell table:style-name="ce8" table:formula="of:=ABS([.F5]-[.A5])/[.A5]" office:value-type="percentage" office:value="0.00120233378654933">
            <text:p>0,12%</text:p>
          </table:table-cell>
          <table:table-cell table:style-name="ce9" table:formula="of:=-60.1873800166*LN([.E5])+483.9547042058" office:value-type="float" office:value="170.081384000432">
            <text:p>170,0813840004</text:p>
          </table:table-cell>
          <table:table-cell table:style-name="ce8" table:formula="of:=ABS([.H5]-[.F5])/[.F5]" office:value-type="percentage" office:value="0.0215101321796854">
            <text:p>2,15%</text:p>
          </table:table-cell>
          <table:table-cell/>
        </table:table-row>
        <table:table-row table:style-name="ro2">
          <table:table-cell table:style-name="ce2" office:value-type="float" office:value="171.3">
            <text:p>171,30</text:p>
          </table:table-cell>
          <table:table-cell table:style-name="ce2" office:value-type="float" office:value="175.45">
            <text:p>175,45</text:p>
          </table:table-cell>
          <table:table-cell table:style-name="ce7" table:formula="of:=0.9365538413*[.B6]+6.7283007964" office:value-type="float" office:value="171.046672252485">
            <text:p>171,05</text:p>
          </table:table-cell>
          <table:table-cell table:style-name="ce8" table:formula="of:=ABS([.C6]-[.A6])/[.A6]" office:value-type="percentage" office:value="0.00147885433458853">
            <text:p>0,15%</text:p>
          </table:table-cell>
          <table:table-cell table:style-name="ce3" office:value-type="float" office:value="169">
            <text:p>169</text:p>
          </table:table-cell>
          <table:table-cell table:style-name="ce7" table:formula="of:=-53.7828135155*LN([.E6])+446.9738654555" office:value-type="float" office:value="171.073479517389">
            <text:p>171,07</text:p>
          </table:table-cell>
          <table:table-cell table:style-name="ce8" table:formula="of:=ABS([.F6]-[.A6])/[.A6]" office:value-type="percentage" office:value="0.00132236125283593">
            <text:p>0,13%</text:p>
          </table:table-cell>
          <table:table-cell table:style-name="ce9" table:formula="of:=-60.1873800166*LN([.E6])+483.9547042058" office:value-type="float" office:value="175.199540804057">
            <text:p>175,1995408041</text:p>
          </table:table-cell>
          <table:table-cell table:style-name="ce8" table:formula="of:=ABS([.H6]-[.F6])/[.F6]" office:value-type="percentage" office:value="0.024118649473359">
            <text:p>2,41%</text:p>
          </table:table-cell>
          <table:table-cell/>
        </table:table-row>
        <table:table-row table:style-name="ro2">
          <table:table-cell table:style-name="ce2" office:value-type="float" office:value="175.9">
            <text:p>175,90</text:p>
          </table:table-cell>
          <table:table-cell table:style-name="ce2" office:value-type="float" office:value="180.29">
            <text:p>180,29</text:p>
          </table:table-cell>
          <table:table-cell table:style-name="ce7" table:formula="of:=0.9365538413*[.B7]+6.7283007964" office:value-type="float" office:value="175.579592844377">
            <text:p>175,58</text:p>
          </table:table-cell>
          <table:table-cell table:style-name="ce8" table:formula="of:=ABS([.C7]-[.A7])/[.A7]" office:value-type="percentage" office:value="0.00182153016272315">
            <text:p>0,18%</text:p>
          </table:table-cell>
          <table:table-cell table:style-name="ce3" office:value-type="float" office:value="155">
            <text:p>155</text:p>
          </table:table-cell>
          <table:table-cell table:style-name="ce7" table:formula="of:=-53.7828135155*LN([.E7])+446.9738654555" office:value-type="float" office:value="175.724272912843">
            <text:p>175,72</text:p>
          </table:table-cell>
          <table:table-cell table:style-name="ce8" table:formula="of:=ABS([.F7]-[.A7])/[.A7]" office:value-type="percentage" office:value="0.000999016982130035">
            <text:p>0,10%</text:p>
          </table:table-cell>
          <table:table-cell table:style-name="ce9" table:formula="of:=-60.1873800166*LN([.E7])+483.9547042058" office:value-type="float" office:value="180.404160108516">
            <text:p>180,4041601085</text:p>
          </table:table-cell>
          <table:table-cell table:style-name="ce8" table:formula="of:=ABS([.H7]-[.F7])/[.F7]" office:value-type="percentage" office:value="0.0266319906641118">
            <text:p>2,66%</text:p>
          </table:table-cell>
          <table:table-cell/>
        </table:table-row>
        <table:table-row table:style-name="ro2">
          <table:table-cell table:style-name="ce2" office:value-type="float" office:value="185.3">
            <text:p>185,30</text:p>
          </table:table-cell>
          <table:table-cell table:style-name="ce2" office:value-type="float" office:value="190.24">
            <text:p>190,24</text:p>
          </table:table-cell>
          <table:table-cell table:style-name="ce7" table:formula="of:=0.9365538413*[.B8]+6.7283007964" office:value-type="float" office:value="184.898303565312">
            <text:p>184,90</text:p>
          </table:table-cell>
          <table:table-cell table:style-name="ce8" table:formula="of:=ABS([.C8]-[.A8])/[.A8]" office:value-type="percentage" office:value="0.00216781670096064">
            <text:p>0,22%</text:p>
          </table:table-cell>
          <table:table-cell table:style-name="ce3" office:value-type="float" office:value="129">
            <text:p>129</text:p>
          </table:table-cell>
          <table:table-cell table:style-name="ce7" table:formula="of:=-53.7828135155*LN([.E8])+446.9738654555" office:value-type="float" office:value="185.599481191403">
            <text:p>185,60</text:p>
          </table:table-cell>
          <table:table-cell table:style-name="ce8" table:formula="of:=ABS([.F8]-[.A8])/[.A8]" office:value-type="percentage" office:value="0.00161619639181054">
            <text:p>0,16%</text:p>
          </table:table-cell>
          <table:table-cell table:style-name="ce9" table:formula="of:=-60.1873800166*LN([.E8])+483.9547042058" office:value-type="float" office:value="191.455328215097">
            <text:p>191,4553282151</text:p>
          </table:table-cell>
          <table:table-cell table:style-name="ce8" table:formula="of:=ABS([.H8]-[.F8])/[.F8]" office:value-type="percentage" office:value="0.0315509881067828">
            <text:p>3,16%</text:p>
          </table:table-cell>
          <table:table-cell/>
        </table:table-row>
        <table:table-row table:style-name="ro2">
          <table:table-cell table:style-name="ce2" office:value-type="float" office:value="194.2">
            <text:p>194,20</text:p>
          </table:table-cell>
          <table:table-cell table:style-name="ce2" office:value-type="float" office:value="200">
            <text:p>200,00</text:p>
          </table:table-cell>
          <table:table-cell table:style-name="ce7" table:formula="of:=0.9365538413*[.B9]+6.7283007964" office:value-type="float" office:value="194.0390690564">
            <text:p>194,04</text:p>
          </table:table-cell>
          <table:table-cell table:style-name="ce8" table:formula="of:=ABS([.C9]-[.A9])/[.A9]" office:value-type="percentage" office:value="0.000828686630278029">
            <text:p>0,08%</text:p>
          </table:table-cell>
          <table:table-cell table:style-name="ce3" office:value-type="float" office:value="109">
            <text:p>109</text:p>
          </table:table-cell>
          <table:table-cell table:style-name="ce7" table:formula="of:=-53.7828135155*LN([.E9])+446.9738654555" office:value-type="float" office:value="194.659977169234">
            <text:p>194,66</text:p>
          </table:table-cell>
          <table:table-cell table:style-name="ce8" table:formula="of:=ABS([.F9]-[.A9])/[.A9]" office:value-type="percentage" office:value="0.00236857450686984">
            <text:p>0,24%</text:p>
          </table:table-cell>
          <table:table-cell table:style-name="ce9" table:formula="of:=-60.1873800166*LN([.E9])+483.9547042058" office:value-type="float" office:value="201.594766428003">
            <text:p>201,594766428</text:p>
          </table:table-cell>
          <table:table-cell table:style-name="ce8" table:formula="of:=ABS([.H9]-[.F9])/[.F9]" office:value-type="percentage" office:value="0.0356251416424436">
            <text:p>3,56%</text:p>
          </table:table-cell>
          <table:table-cell/>
        </table:table-row>
        <table:table-row table:style-name="ro2">
          <table:table-cell table:style-name="ce2" office:value-type="float" office:value="203.4">
            <text:p>203,40</text:p>
          </table:table-cell>
          <table:table-cell table:style-name="ce2" office:value-type="float" office:value="209.86">
            <text:p>209,86</text:p>
          </table:table-cell>
          <table:table-cell table:style-name="ce7" table:formula="of:=0.9365538413*[.B10]+6.7283007964" office:value-type="float" office:value="203.273489931618">
            <text:p>203,27</text:p>
          </table:table-cell>
          <table:table-cell table:style-name="ce8" table:formula="of:=ABS([.C10]-[.A10])/[.A10]" office:value-type="percentage" office:value="0.00062197673737451">
            <text:p>0,06%</text:p>
          </table:table-cell>
          <table:table-cell table:style-name="ce3" office:value-type="float" office:value="91">
            <text:p>91</text:p>
          </table:table-cell>
          <table:table-cell table:style-name="ce7" table:formula="of:=-53.7828135155*LN([.E10])+446.9738654555" office:value-type="float" office:value="204.367149821884">
            <text:p>204,37</text:p>
          </table:table-cell>
          <table:table-cell table:style-name="ce8" table:formula="of:=ABS([.F10]-[.A10])/[.A10]" office:value-type="percentage" office:value="0.00475491554515196">
            <text:p>0,48%</text:p>
          </table:table-cell>
          <table:table-cell table:style-name="ce9" table:formula="of:=-60.1873800166*LN([.E10])+483.9547042058" office:value-type="float" office:value="212.457888885578">
            <text:p>212,4578888856</text:p>
          </table:table-cell>
          <table:table-cell table:style-name="ce8" table:formula="of:=ABS([.H10]-[.F10])/[.F10]" office:value-type="percentage" office:value="0.0395892347216527">
            <text:p>3,96%</text:p>
          </table:table-cell>
          <table:table-cell/>
        </table:table-row>
        <table:table-row table:style-name="ro2">
          <table:table-cell table:style-name="ce2" office:value-type="float" office:value="208.1">
            <text:p>208,10</text:p>
          </table:table-cell>
          <table:table-cell table:style-name="ce2" office:value-type="float" office:value="214.74">
            <text:p>214,74</text:p>
          </table:table-cell>
          <table:table-cell table:style-name="ce7" table:formula="of:=0.9365538413*[.B11]+6.7283007964" office:value-type="float" office:value="207.843872677162">
            <text:p>207,84</text:p>
          </table:table-cell>
          <table:table-cell table:style-name="ce8" table:formula="of:=ABS([.C11]-[.A11])/[.A11]" office:value-type="percentage" office:value="0.00123078963401241">
            <text:p>0,12%</text:p>
          </table:table-cell>
          <table:table-cell table:style-name="ce3" office:value-type="float" office:value="84">
            <text:p>84</text:p>
          </table:table-cell>
          <table:table-cell table:style-name="ce7" table:formula="of:=-53.7828135155*LN([.E11])+446.9738654555" office:value-type="float" office:value="208.672071841965">
            <text:p>208,67</text:p>
          </table:table-cell>
          <table:table-cell table:style-name="ce8" table:formula="of:=ABS([.F11]-[.A11])/[.A11]" office:value-type="percentage" office:value="0.0027490237480317">
            <text:p>0,27%</text:p>
          </table:table-cell>
          <table:table-cell table:style-name="ce9" table:formula="of:=-60.1873800166*LN([.E11])+483.9547042058" office:value-type="float" office:value="217.275449749882">
            <text:p>217,2754497499</text:p>
          </table:table-cell>
          <table:table-cell table:style-name="ce8" table:formula="of:=ABS([.H11]-[.F11])/[.F11]" office:value-type="percentage" office:value="0.0412291775893833">
            <text:p>4,12%</text:p>
          </table:table-cell>
          <table:table-cell/>
        </table:table-row>
        <table:table-row table:style-name="ro2">
          <table:table-cell table:style-name="ce2" office:value-type="float" office:value="213">
            <text:p>213,00</text:p>
          </table:table-cell>
          <table:table-cell table:style-name="ce2" office:value-type="float" office:value="220.21">
            <text:p>220,21</text:p>
          </table:table-cell>
          <table:table-cell table:style-name="ce7" table:formula="of:=0.9365538413*[.B12]+6.7283007964" office:value-type="float" office:value="212.966822189073">
            <text:p>212,97</text:p>
          </table:table-cell>
          <table:table-cell table:style-name="ce8" table:formula="of:=ABS([.C12]-[.A12])/[.A12]" office:value-type="percentage" office:value="0.000155764370549231">
            <text:p>0,02%</text:p>
          </table:table-cell>
          <table:table-cell table:style-name="ce3" office:value-type="float" office:value="77">
            <text:p>77</text:p>
          </table:table-cell>
          <table:table-cell table:style-name="ce7" table:formula="of:=-53.7828135155*LN([.E12])+446.9738654555" office:value-type="float" office:value="213.351788504325">
            <text:p>213,35</text:p>
          </table:table-cell>
          <table:table-cell table:style-name="ce8" table:formula="of:=ABS([.F12]-[.A12])/[.A12]" office:value-type="percentage" office:value="0.00165158922218544">
            <text:p>0,17%</text:p>
          </table:table-cell>
          <table:table-cell table:style-name="ce9" table:formula="of:=-60.1873800166*LN([.E12])+483.9547042058" office:value-type="float" office:value="222.512436562525">
            <text:p>222,5124365625</text:p>
          </table:table-cell>
          <table:table-cell table:style-name="ce8" table:formula="of:=ABS([.H12]-[.F12])/[.F12]" office:value-type="percentage" office:value="0.0429368233677292">
            <text:p>4,29%</text:p>
          </table:table-cell>
          <table:table-cell/>
        </table:table-row>
        <table:table-row table:style-name="ro2">
          <table:table-cell table:style-name="ce2" office:value-type="float" office:value="217.1">
            <text:p>217,10</text:p>
          </table:table-cell>
          <table:table-cell table:style-name="ce2" office:value-type="float" office:value="224.89">
            <text:p>224,89</text:p>
          </table:table-cell>
          <table:table-cell table:style-name="ce7" table:formula="of:=0.9365538413*[.B13]+6.7283007964" office:value-type="float" office:value="217.349894166357">
            <text:p>217,35</text:p>
          </table:table-cell>
          <table:table-cell table:style-name="ce8" table:formula="of:=ABS([.C13]-[.A13])/[.A13]" office:value-type="percentage" office:value="0.001151055579719">
            <text:p>0,12%</text:p>
          </table:table-cell>
          <table:table-cell table:style-name="ce3" office:value-type="float" office:value="72">
            <text:p>72</text:p>
          </table:table-cell>
          <table:table-cell table:style-name="ce7" table:formula="of:=-53.7828135155*LN([.E13])+446.9738654555" office:value-type="float" office:value="216.962729108402">
            <text:p>216,96</text:p>
          </table:table-cell>
          <table:table-cell table:style-name="ce8" table:formula="of:=ABS([.F13]-[.A13])/[.A13]" office:value-type="percentage" office:value="0.000632293374470924">
            <text:p>0,06%</text:p>
          </table:table-cell>
          <table:table-cell table:style-name="ce9" table:formula="of:=-60.1873800166*LN([.E13])+483.9547042058" office:value-type="float" office:value="226.553375296463">
            <text:p>226,5533752965</text:p>
          </table:table-cell>
          <table:table-cell table:style-name="ce8" table:formula="of:=ABS([.H13]-[.F13])/[.F13]" office:value-type="percentage" office:value="0.0442041185021626">
            <text:p>4,42%</text:p>
          </table:table-cell>
          <table:table-cell/>
        </table:table-row>
        <table:table-row table:style-name="ro2">
          <table:table-cell table:style-name="ce2" office:value-type="float" office:value="222.4">
            <text:p>222,40</text:p>
          </table:table-cell>
          <table:table-cell table:style-name="ce2" office:value-type="float" office:value="230.77">
            <text:p>230,77</text:p>
          </table:table-cell>
          <table:table-cell table:style-name="ce7" table:formula="of:=0.9365538413*[.B14]+6.7283007964" office:value-type="float" office:value="222.856830753201">
            <text:p>222,86</text:p>
          </table:table-cell>
          <table:table-cell table:style-name="ce8" table:formula="of:=ABS([.C14]-[.A14])/[.A14]" office:value-type="percentage" office:value="0.00205409511331393">
            <text:p>0,21%</text:p>
          </table:table-cell>
          <table:table-cell table:style-name="ce3" office:value-type="float" office:value="64">
            <text:p>64</text:p>
          </table:table-cell>
          <table:table-cell table:style-name="ce7" table:formula="of:=-53.7828135155*LN([.E14])+446.9738654555" office:value-type="float" office:value="223.297432150399">
            <text:p>223,30</text:p>
          </table:table-cell>
          <table:table-cell table:style-name="ce8" table:formula="of:=ABS([.F14]-[.A14])/[.A14]" office:value-type="percentage" office:value="0.00403521650359326">
            <text:p>0,40%</text:p>
          </table:table-cell>
          <table:table-cell table:style-name="ce9" table:formula="of:=-60.1873800166*LN([.E14])+483.9547042058" office:value-type="float" office:value="233.642427623022">
            <text:p>233,642427623</text:p>
          </table:table-cell>
          <table:table-cell table:style-name="ce8" table:formula="of:=ABS([.H14]-[.F14])/[.F14]" office:value-type="percentage" office:value="0.0463283226009309">
            <text:p>4,63%</text:p>
          </table:table-cell>
          <table:table-cell/>
        </table:table-row>
        <table:table-row table:style-name="ro2">
          <table:table-cell table:style-name="ce2" office:value-type="float" office:value="225.9">
            <text:p>225,90</text:p>
          </table:table-cell>
          <table:table-cell table:style-name="ce2" office:value-type="float" office:value="234.36">
            <text:p>234,36</text:p>
          </table:table-cell>
          <table:table-cell table:style-name="ce7" table:formula="of:=0.9365538413*[.B15]+6.7283007964" office:value-type="float" office:value="226.219059043468">
            <text:p>226,22</text:p>
          </table:table-cell>
          <table:table-cell table:style-name="ce8" table:formula="of:=ABS([.C15]-[.A15])/[.A15]" office:value-type="percentage" office:value="0.00141239063066857">
            <text:p>0,14%</text:p>
          </table:table-cell>
          <table:table-cell table:style-name="ce3" office:value-type="float" office:value="61">
            <text:p>61</text:p>
          </table:table-cell>
          <table:table-cell table:style-name="ce7" table:formula="of:=-53.7828135155*LN([.E15])+446.9738654555" office:value-type="float" office:value="225.879503032924">
            <text:p>225,88</text:p>
          </table:table-cell>
          <table:table-cell table:style-name="ce8" table:formula="of:=ABS([.F15]-[.A15])/[.A15]" office:value-type="percentage" office:value="0.0000907346926786137">
            <text:p>0,01%</text:p>
          </table:table-cell>
          <table:table-cell table:style-name="ce9" table:formula="of:=-60.1873800166*LN([.E15])+483.9547042058" office:value-type="float" office:value="236.531976742492">
            <text:p>236,5319767425</text:p>
          </table:table-cell>
          <table:table-cell table:style-name="ce8" table:formula="of:=ABS([.H15]-[.F15])/[.F15]" office:value-type="percentage" office:value="0.0471599838256038">
            <text:p>4,72%</text:p>
          </table:table-cell>
          <table:table-cell/>
        </table:table-row>
        <table:table-row table:style-name="ro2">
          <table:table-cell table:style-name="ce2" office:value-type="float" office:value="231.9">
            <text:p>231,90</text:p>
          </table:table-cell>
          <table:table-cell table:style-name="ce2" office:value-type="float" office:value="240.91">
            <text:p>240,91</text:p>
          </table:table-cell>
          <table:table-cell table:style-name="ce7" table:formula="of:=0.9365538413*[.B16]+6.7283007964" office:value-type="float" office:value="232.353486703983">
            <text:p>232,35</text:p>
          </table:table-cell>
          <table:table-cell table:style-name="ce8" table:formula="of:=ABS([.C16]-[.A16])/[.A16]" office:value-type="percentage" office:value="0.00195552696844762">
            <text:p>0,20%</text:p>
          </table:table-cell>
          <table:table-cell table:style-name="ce3" office:value-type="float" office:value="55">
            <text:p>55</text:p>
          </table:table-cell>
          <table:table-cell table:style-name="ce7" table:formula="of:=-53.7828135155*LN([.E16])+446.9738654555" office:value-type="float" office:value="231.448212059667">
            <text:p>231,45</text:p>
          </table:table-cell>
          <table:table-cell table:style-name="ce8" table:formula="of:=ABS([.F16]-[.A16])/[.A16]" office:value-type="percentage" office:value="0.00194820155382761">
            <text:p>0,19%</text:p>
          </table:table-cell>
          <table:table-cell table:style-name="ce9" table:formula="of:=-60.1873800166*LN([.E16])+483.9547042058" office:value-type="float" office:value="242.763818933081">
            <text:p>242,7638189331</text:p>
          </table:table-cell>
          <table:table-cell table:style-name="ce8" table:formula="of:=ABS([.H16]-[.F16])/[.F16]" office:value-type="percentage" office:value="0.0488904484191763">
            <text:p>4,89%</text:p>
          </table:table-cell>
          <table:table-cell/>
        </table:table-row>
        <table:table-row table:style-name="ro2">
          <table:table-cell table:style-name="ce2" office:value-type="float" office:value="236.2">
            <text:p>236,20</text:p>
          </table:table-cell>
          <table:table-cell table:style-name="ce2" office:value-type="float" office:value="245.15">
            <text:p>245,15</text:p>
          </table:table-cell>
          <table:table-cell table:style-name="ce7" table:formula="of:=0.9365538413*[.B17]+6.7283007964" office:value-type="float" office:value="236.324474991095">
            <text:p>236,32</text:p>
          </table:table-cell>
          <table:table-cell table:style-name="ce8" table:formula="of:=ABS([.C17]-[.A17])/[.A17]" office:value-type="percentage" office:value="0.000526989801418466">
            <text:p>0,0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7])+446.9738654555" office:value-type="float" office:value="235.509220675225">
            <text:p>235,51</text:p>
          </table:table-cell>
          <table:table-cell table:style-name="ce8" table:formula="of:=ABS([.F17]-[.A17])/[.A17]" office:value-type="percentage" office:value="0.00292455260277395">
            <text:p>0,29%</text:p>
          </table:table-cell>
          <table:table-cell table:style-name="ce9" table:formula="of:=-60.1873800166*LN([.E17])+483.9547042058" office:value-type="float" office:value="247.308420690012">
            <text:p>247,30842069</text:p>
          </table:table-cell>
          <table:table-cell table:style-name="ce8" table:formula="of:=ABS([.H17]-[.F17])/[.F17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2" office:value-type="float" office:value="236.6">
            <text:p>236,60</text:p>
          </table:table-cell>
          <table:table-cell table:style-name="ce2" office:value-type="float" office:value="244.55">
            <text:p>244,55</text:p>
          </table:table-cell>
          <table:table-cell table:style-name="ce7" table:formula="of:=0.9365538413*[.B18]+6.7283007964" office:value-type="float" office:value="235.762542686315">
            <text:p>235,76</text:p>
          </table:table-cell>
          <table:table-cell table:style-name="ce8" table:formula="of:=ABS([.C18]-[.A18])/[.A18]" office:value-type="percentage" office:value="0.00353954908573533">
            <text:p>0,35%</text:p>
          </table:table-cell>
          <table:table-cell table:style-name="ce3" office:value-type="float" office:value="51">
            <text:p>51</text:p>
          </table:table-cell>
          <table:table-cell table:style-name="ce7" table:formula="of:=-53.7828135155*LN([.E18])+446.9738654555" office:value-type="float" office:value="235.509220675225">
            <text:p>235,51</text:p>
          </table:table-cell>
          <table:table-cell table:style-name="ce8" table:formula="of:=ABS([.F18]-[.A18])/[.A18]" office:value-type="percentage" office:value="0.00461022537943877">
            <text:p>0,46%</text:p>
          </table:table-cell>
          <table:table-cell table:style-name="ce9" table:formula="of:=-60.1873800166*LN([.E18])+483.9547042058" office:value-type="float" office:value="247.308420690012">
            <text:p>247,30842069</text:p>
          </table:table-cell>
          <table:table-cell table:style-name="ce8" table:formula="of:=ABS([.H18]-[.F18])/[.F18]" office:value-type="percentage" office:value="0.0501007985205768">
            <text:p>5,01%</text:p>
          </table:table-cell>
          <table:table-cell/>
        </table:table-row>
        <table:table-row table:style-name="ro2">
          <table:table-cell table:style-name="ce4"/>
          <table:table-cell table:number-columns-repeated="9"/>
        </table:table-row>
        <table:table-row table:style-name="ro2" table:number-rows-repeated="23">
          <table:table-cell table:number-columns-repeated="10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7"/>
        </table:table-row>
        <table:table-row table:style-name="ro2" table:number-rows-repeated="1048515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T novo" table:style-name="ta1">
        <table:shapes>
          <draw:frame draw:z-index="0" draw:style-name="gr1" svg:width="18.461cm" svg:height="9.076cm" svg:x="0.215cm" svg:y="10.018cm">
            <draw:object draw:notify-on-update-of-ranges="'AT novo'.B1:'AT novo'.B1 'AT novo'.C2:'AT novo'.C21 'AT novo'.C1:'AT novo'.C1 'AT novo'.B2:'AT novo'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ce11"/>
        <table:table-column table:style-name="co10" table:default-cell-style-name="Default"/>
        <table:table-column table:style-name="co8" table:default-cell-style-name="ce11"/>
        <table:table-row table:style-name="ro1">
          <table:table-cell table:style-name="ce5" office:value-type="string">
            <text:p>termistor antigo</text:p>
          </table:table-cell>
          <table:table-cell table:style-name="ce6" office:value-type="string">
            <text:p>corrigido</text:p>
          </table:table-cell>
          <table:table-cell table:style-name="ce5" office:value-type="string">
            <text:p>ADC addtherm novo</text:p>
          </table:table-cell>
          <table:table-cell table:style-name="ce6" office:value-type="string">
            <text:p>corrigido</text:p>
          </table:table-cell>
          <table:table-cell table:style-name="ce13" office:value-type="string">
            <text:p>erro</text:p>
          </table:table-cell>
          <table:table-cell table:style-name="ce5" office:value-type="string">
            <text:p>ADC addtherm antigo</text:p>
          </table:table-cell>
          <table:table-cell table:style-name="ce13" office:value-type="string">
            <text:p>erro</text:p>
          </table:table-cell>
        </table:table-row>
        <table:table-row table:style-name="ro2">
          <table:table-cell table:style-name="ce2" office:value-type="float" office:value="151.02">
            <text:p>151,02</text:p>
          </table:table-cell>
          <table:table-cell table:style-name="ce7" table:formula="of:=0.9365538413*[.A2]+6.7283007964" office:value-type="float" office:value="148.166661909526">
            <text:p>148,17</text:p>
          </table:table-cell>
          <table:table-cell table:style-name="ce2" office:value-type="float" office:value="306">
            <text:p>306,00</text:p>
          </table:table-cell>
          <table:table-cell table:style-name="ce7" table:formula="of:=-58.2589033456*LN([.C2])+482.5210461673" office:value-type="float" office:value="149.07125492234">
            <text:p>149,07</text:p>
          </table:table-cell>
          <table:table-cell table:style-name="ce14" table:formula="of:=ABS([.D2]-[.B2])/[.B2]" office:value-type="percentage" office:value="0.00610523987755441">
            <text:p>0,61%</text:p>
          </table:table-cell>
          <table:table-cell table:style-name="ce2" table:formula="of:=-53.7828135155*LN([.C2])+446.9738654555" office:value-type="float" office:value="139.143355277101">
            <text:p>139,14</text:p>
          </table:table-cell>
          <table:table-cell table:style-name="ce14" table:formula="of:=ABS([.F2]-[.D2])/[.D2]" office:value-type="percentage" office:value="0.0665983502346658">
            <text:p>6,66%</text:p>
          </table:table-cell>
        </table:table-row>
        <table:table-row table:style-name="ro2">
          <table:table-cell table:style-name="ce2" office:value-type="float" office:value="155.97">
            <text:p>155,97</text:p>
          </table:table-cell>
          <table:table-cell table:style-name="ce7" table:formula="of:=0.9365538413*[.A3]+6.7283007964" office:value-type="float" office:value="152.802603423961">
            <text:p>152,80</text:p>
          </table:table-cell>
          <table:table-cell table:style-name="ce12" office:value-type="float" office:value="285">
            <text:p>285,00</text:p>
          </table:table-cell>
          <table:table-cell table:style-name="ce7" table:formula="of:=-58.2589033456*LN([.C3])+482.5210461673" office:value-type="float" office:value="153.213225351979">
            <text:p>153,21</text:p>
          </table:table-cell>
          <table:table-cell table:style-name="ce14" table:formula="of:=ABS([.D3]-[.B3])/[.B3]" office:value-type="percentage" office:value="0.00268727049681639">
            <text:p>0,27%</text:p>
          </table:table-cell>
          <table:table-cell table:style-name="ce2" table:formula="of:=-53.7828135155*LN([.C3])+446.9738654555" office:value-type="float" office:value="142.96709397473">
            <text:p>142,97</text:p>
          </table:table-cell>
          <table:table-cell table:style-name="ce14" table:formula="of:=ABS([.F3]-[.D3])/[.D3]" office:value-type="percentage" office:value="0.0668749799745467">
            <text:p>6,69%</text:p>
          </table:table-cell>
        </table:table-row>
        <table:table-row table:style-name="ro2">
          <table:table-cell table:style-name="ce2" office:value-type="float" office:value="160.88">
            <text:p>160,88</text:p>
          </table:table-cell>
          <table:table-cell table:style-name="ce7" table:formula="of:=0.9365538413*[.A4]+6.7283007964" office:value-type="float" office:value="157.401082784744">
            <text:p>157,40</text:p>
          </table:table-cell>
          <table:table-cell table:style-name="ce2" office:value-type="float" office:value="263">
            <text:p>263,00</text:p>
          </table:table-cell>
          <table:table-cell table:style-name="ce7" table:formula="of:=-58.2589033456*LN([.C4])+482.5210461673" office:value-type="float" office:value="157.89346297986">
            <text:p>157,89</text:p>
          </table:table-cell>
          <table:table-cell table:style-name="ce14" table:formula="of:=ABS([.D4]-[.B4])/[.B4]" office:value-type="percentage" office:value="0.00312818810649271">
            <text:p>0,31%</text:p>
          </table:table-cell>
          <table:table-cell table:style-name="ce2" table:formula="of:=-53.7828135155*LN([.C4])+446.9738654555" office:value-type="float" office:value="147.287744263242">
            <text:p>147,29</text:p>
          </table:table-cell>
          <table:table-cell table:style-name="ce14" table:formula="of:=ABS([.F4]-[.D4])/[.D4]" office:value-type="percentage" office:value="0.0671700937864109">
            <text:p>6,72%</text:p>
          </table:table-cell>
        </table:table-row>
        <table:table-row table:style-name="ro2">
          <table:table-cell table:style-name="ce2" office:value-type="float" office:value="165.78">
            <text:p>165,78</text:p>
          </table:table-cell>
          <table:table-cell table:style-name="ce7" table:formula="of:=0.9365538413*[.A5]+6.7283007964" office:value-type="float" office:value="161.990196607114">
            <text:p>161,99</text:p>
          </table:table-cell>
          <table:table-cell table:style-name="ce12" office:value-type="float" office:value="244">
            <text:p>244,00</text:p>
          </table:table-cell>
          <table:table-cell table:style-name="ce7" table:formula="of:=-58.2589033456*LN([.C5])+482.5210461673" office:value-type="float" office:value="162.26205385544">
            <text:p>162,26</text:p>
          </table:table-cell>
          <table:table-cell table:style-name="ce14" table:formula="of:=ABS([.D5]-[.B5])/[.B5]" office:value-type="percentage" office:value="0.00167823272037407">
            <text:p>0,17%</text:p>
          </table:table-cell>
          <table:table-cell table:style-name="ce2" table:formula="of:=-53.7828135155*LN([.C5])+446.9738654555" office:value-type="float" office:value="151.320691931224">
            <text:p>151,32</text:p>
          </table:table-cell>
          <table:table-cell table:style-name="ce14" table:formula="of:=ABS([.F5]-[.D5])/[.D5]" office:value-type="percentage" office:value="0.0674301949484997">
            <text:p>6,74%</text:p>
          </table:table-cell>
        </table:table-row>
        <table:table-row table:style-name="ro2">
          <table:table-cell table:style-name="ce2" office:value-type="float" office:value="170.73">
            <text:p>170,73</text:p>
          </table:table-cell>
          <table:table-cell table:style-name="ce7" table:formula="of:=0.9365538413*[.A6]+6.7283007964" office:value-type="float" office:value="166.626138121549">
            <text:p>166,63</text:p>
          </table:table-cell>
          <table:table-cell table:style-name="ce12" office:value-type="float" office:value="226">
            <text:p>226,00</text:p>
          </table:table-cell>
          <table:table-cell table:style-name="ce7" table:formula="of:=-58.2589033456*LN([.C6])+482.5210461673" office:value-type="float" office:value="166.726621563254">
            <text:p>166,73</text:p>
          </table:table-cell>
          <table:table-cell table:style-name="ce14" table:formula="of:=ABS([.D6]-[.B6])/[.B6]" office:value-type="percentage" office:value="0.000603047294006578">
            <text:p>0,06%</text:p>
          </table:table-cell>
          <table:table-cell table:style-name="ce2" table:formula="of:=-53.7828135155*LN([.C6])+446.9738654555" office:value-type="float" office:value="155.442242435398">
            <text:p>155,44</text:p>
          </table:table-cell>
          <table:table-cell table:style-name="ce14" table:formula="of:=ABS([.F6]-[.D6])/[.D6]" office:value-type="percentage" office:value="0.0676819275893209">
            <text:p>6,77%</text:p>
          </table:table-cell>
        </table:table-row>
        <table:table-row table:style-name="ro2">
          <table:table-cell table:style-name="ce2" office:value-type="float" office:value="175.69">
            <text:p>175,69</text:p>
          </table:table-cell>
          <table:table-cell table:style-name="ce7" table:formula="of:=0.9365538413*[.A7]+6.7283007964" office:value-type="float" office:value="171.271445174397">
            <text:p>171,27</text:p>
          </table:table-cell>
          <table:table-cell table:style-name="ce12" office:value-type="float" office:value="210">
            <text:p>210,00</text:p>
          </table:table-cell>
          <table:table-cell table:style-name="ce7" table:formula="of:=-58.2589033456*LN([.C7])+482.5210461673" office:value-type="float" office:value="171.004425356701">
            <text:p>171,00</text:p>
          </table:table-cell>
          <table:table-cell table:style-name="ce14" table:formula="of:=ABS([.D7]-[.B7])/[.B7]" office:value-type="percentage" office:value="0.00155904457642622">
            <text:p>0,16%</text:p>
          </table:table-cell>
          <table:table-cell table:style-name="ce2" table:formula="of:=-53.7828135155*LN([.C7])+446.9738654555" office:value-type="float" office:value="159.391378283597">
            <text:p>159,39</text:p>
          </table:table-cell>
          <table:table-cell table:style-name="ce14" table:formula="of:=ABS([.F7]-[.D7])/[.D7]" office:value-type="percentage" office:value="0.0679107985005688">
            <text:p>6,79%</text:p>
          </table:table-cell>
        </table:table-row>
        <table:table-row table:style-name="ro2">
          <table:table-cell table:style-name="ce2" office:value-type="float" office:value="180.59">
            <text:p>180,59</text:p>
          </table:table-cell>
          <table:table-cell table:style-name="ce7" table:formula="of:=0.9365538413*[.A8]+6.7283007964" office:value-type="float" office:value="175.860558996767">
            <text:p>175,86</text:p>
          </table:table-cell>
          <table:table-cell table:style-name="ce2" office:value-type="float" office:value="193">
            <text:p>193,00</text:p>
          </table:table-cell>
          <table:table-cell table:style-name="ce7" table:formula="of:=-58.2589033456*LN([.C8])+482.5210461673" office:value-type="float" office:value="175.922487114053">
            <text:p>175,92</text:p>
          </table:table-cell>
          <table:table-cell table:style-name="ce14" table:formula="of:=ABS([.D8]-[.B8])/[.B8]" office:value-type="percentage" office:value="0.000352143298299423">
            <text:p>0,04%</text:p>
          </table:table-cell>
          <table:table-cell table:style-name="ce2" table:formula="of:=-53.7828135155*LN([.C8])+446.9738654555" office:value-type="float" office:value="163.931580435777">
            <text:p>163,93</text:p>
          </table:table-cell>
          <table:table-cell table:style-name="ce14" table:formula="of:=ABS([.F8]-[.D8])/[.D8]" office:value-type="percentage" office:value="0.0681601702828473">
            <text:p>6,82%</text:p>
          </table:table-cell>
        </table:table-row>
        <table:table-row table:style-name="ro2">
          <table:table-cell table:style-name="ce2" office:value-type="float" office:value="185.59">
            <text:p>185,59</text:p>
          </table:table-cell>
          <table:table-cell table:style-name="ce7" table:formula="of:=0.9365538413*[.A9]+6.7283007964" office:value-type="float" office:value="180.543328203267">
            <text:p>180,54</text:p>
          </table:table-cell>
          <table:table-cell table:style-name="ce12" office:value-type="float" office:value="179">
            <text:p>179,00</text:p>
          </table:table-cell>
          <table:table-cell table:style-name="ce7" table:formula="of:=-58.2589033456*LN([.C9])+482.5210461673" office:value-type="float" office:value="180.309637888486">
            <text:p>180,31</text:p>
          </table:table-cell>
          <table:table-cell table:style-name="ce14" table:formula="of:=ABS([.D9]-[.B9])/[.B9]" office:value-type="percentage" office:value="0.00129437247616142">
            <text:p>0,13%</text:p>
          </table:table-cell>
          <table:table-cell table:style-name="ce2" table:formula="of:=-53.7828135155*LN([.C9])+446.9738654555" office:value-type="float" office:value="167.981662027015">
            <text:p>167,98</text:p>
          </table:table-cell>
          <table:table-cell table:style-name="ce14" table:formula="of:=ABS([.F9]-[.D9])/[.D9]" office:value-type="percentage" office:value="0.0683711420301087">
            <text:p>6,84%</text:p>
          </table:table-cell>
        </table:table-row>
        <table:table-row table:style-name="ro2">
          <table:table-cell table:style-name="ce2" office:value-type="float" office:value="191.41">
            <text:p>191,41</text:p>
          </table:table-cell>
          <table:table-cell table:style-name="ce7" table:formula="of:=0.9365538413*[.A10]+6.7283007964" office:value-type="float" office:value="185.994071559633">
            <text:p>185,99</text:p>
          </table:table-cell>
          <table:table-cell table:style-name="ce12" office:value-type="float" office:value="163">
            <text:p>163,00</text:p>
          </table:table-cell>
          <table:table-cell table:style-name="ce7" table:formula="of:=-58.2589033456*LN([.C10])+482.5210461673" office:value-type="float" office:value="185.764745551868">
            <text:p>185,76</text:p>
          </table:table-cell>
          <table:table-cell table:style-name="ce14" table:formula="of:=ABS([.D10]-[.B10])/[.B10]" office:value-type="percentage" office:value="0.00123297482463689">
            <text:p>0,12%</text:p>
          </table:table-cell>
          <table:table-cell table:style-name="ce2" table:formula="of:=-53.7828135155*LN([.C10])+446.9738654555" office:value-type="float" office:value="173.017648310969">
            <text:p>173,02</text:p>
          </table:table-cell>
          <table:table-cell table:style-name="ce14" table:formula="of:=ABS([.F10]-[.D10])/[.D10]" office:value-type="percentage" office:value="0.0686195715071236">
            <text:p>6,86%</text:p>
          </table:table-cell>
        </table:table-row>
        <table:table-row table:style-name="ro2">
          <table:table-cell table:style-name="ce2" office:value-type="float" office:value="195.41">
            <text:p>195,41</text:p>
          </table:table-cell>
          <table:table-cell table:style-name="ce7" table:formula="of:=0.9365538413*[.A11]+6.7283007964" office:value-type="float" office:value="189.740286924833">
            <text:p>189,74</text:p>
          </table:table-cell>
          <table:table-cell table:style-name="ce12" office:value-type="float" office:value="153">
            <text:p>153,00</text:p>
          </table:table-cell>
          <table:table-cell table:style-name="ce7" table:formula="of:=-58.2589033456*LN([.C11])+482.5210461673" office:value-type="float" office:value="189.453249518857">
            <text:p>189,45</text:p>
          </table:table-cell>
          <table:table-cell table:style-name="ce14" table:formula="of:=ABS([.D11]-[.B11])/[.B11]" office:value-type="percentage" office:value="0.00151279103994146">
            <text:p>0,15%</text:p>
          </table:table-cell>
          <table:table-cell table:style-name="ce2" table:formula="of:=-53.7828135155*LN([.C11])+446.9738654555" office:value-type="float" office:value="176.422760827951">
            <text:p>176,42</text:p>
          </table:table-cell>
          <table:table-cell table:style-name="ce14" table:formula="of:=ABS([.F11]-[.D11])/[.D11]" office:value-type="percentage" office:value="0.0687794414928154">
            <text:p>6,88%</text:p>
          </table:table-cell>
        </table:table-row>
        <table:table-row table:style-name="ro2">
          <table:table-cell table:style-name="ce2" office:value-type="float" office:value="201.59">
            <text:p>201,59</text:p>
          </table:table-cell>
          <table:table-cell table:style-name="ce7" table:formula="of:=0.9365538413*[.A12]+6.7283007964" office:value-type="float" office:value="195.528189664067">
            <text:p>195,53</text:p>
          </table:table-cell>
          <table:table-cell table:style-name="ce12" office:value-type="float" office:value="139">
            <text:p>139,00</text:p>
          </table:table-cell>
          <table:table-cell table:style-name="ce7" table:formula="of:=-58.2589033456*LN([.C12])+482.5210461673" office:value-type="float" office:value="195.044006235656">
            <text:p>195,04</text:p>
          </table:table-cell>
          <table:table-cell table:style-name="ce14" table:formula="of:=ABS([.D12]-[.B12])/[.B12]" office:value-type="percentage" office:value="0.00247628451550883">
            <text:p>0,25%</text:p>
          </table:table-cell>
          <table:table-cell table:style-name="ce2" table:formula="of:=-53.7828135155*LN([.C12])+446.9738654555" office:value-type="float" office:value="181.583974112836">
            <text:p>181,58</text:p>
          </table:table-cell>
          <table:table-cell table:style-name="ce14" table:formula="of:=ABS([.F12]-[.D12])/[.D12]" office:value-type="percentage" office:value="0.0690102320117313">
            <text:p>6,90%</text:p>
          </table:table-cell>
        </table:table-row>
        <table:table-row table:style-name="ro2">
          <table:table-cell table:style-name="ce2" office:value-type="float" office:value="205.22">
            <text:p>205,22</text:p>
          </table:table-cell>
          <table:table-cell table:style-name="ce7" table:formula="of:=0.9365538413*[.A13]+6.7283007964" office:value-type="float" office:value="198.927880107986">
            <text:p>198,93</text:p>
          </table:table-cell>
          <table:table-cell table:style-name="ce12" office:value-type="float" office:value="128">
            <text:p>128,00</text:p>
          </table:table-cell>
          <table:table-cell table:style-name="ce7" table:formula="of:=-58.2589033456*LN([.C13])+482.5210461673" office:value-type="float" office:value="199.847083991681">
            <text:p>199,85</text:p>
          </table:table-cell>
          <table:table-cell table:style-name="ce14" table:formula="of:=ABS([.D13]-[.B13])/[.B13]" office:value-type="percentage" office:value="0.00462078962082157">
            <text:p>0,46%</text:p>
          </table:table-cell>
          <table:table-cell table:style-name="ce2" table:formula="of:=-53.7828135155*LN([.C13])+446.9738654555" office:value-type="float" office:value="186.018026599549">
            <text:p>186,02</text:p>
          </table:table-cell>
          <table:table-cell table:style-name="ce14" table:formula="of:=ABS([.F13]-[.D13])/[.D13]" office:value-type="percentage" office:value="0.0691981945191039">
            <text:p>6,92%</text:p>
          </table:table-cell>
        </table:table-row>
        <table:table-row table:style-name="ro2">
          <table:table-cell table:style-name="ce2" office:value-type="float" office:value="210.18">
            <text:p>210,18</text:p>
          </table:table-cell>
          <table:table-cell table:style-name="ce7" table:formula="of:=0.9365538413*[.A14]+6.7283007964" office:value-type="float" office:value="203.573187160834">
            <text:p>203,57</text:p>
          </table:table-cell>
          <table:table-cell table:style-name="ce12" office:value-type="float" office:value="120">
            <text:p>120,00</text:p>
          </table:table-cell>
          <table:table-cell table:style-name="ce7" table:formula="of:=-58.2589033456*LN([.C14])+482.5210461673" office:value-type="float" office:value="203.607027456703">
            <text:p>203,61</text:p>
          </table:table-cell>
          <table:table-cell table:style-name="ce14" table:formula="of:=ABS([.D14]-[.B14])/[.B14]" office:value-type="percentage" office:value="0.000166231596315179">
            <text:p>0,02%</text:p>
          </table:table-cell>
          <table:table-cell table:style-name="ce2" table:formula="of:=-53.7828135155*LN([.C14])+446.9738654555" office:value-type="float" office:value="189.489089846457">
            <text:p>189,49</text:p>
          </table:table-cell>
          <table:table-cell table:style-name="ce14" table:formula="of:=ABS([.F14]-[.D14])/[.D14]" office:value-type="percentage" office:value="0.0693391470156784">
            <text:p>6,93%</text:p>
          </table:table-cell>
        </table:table-row>
        <table:table-row table:style-name="ro2">
          <table:table-cell table:style-name="ce2" office:value-type="float" office:value="215.09">
            <text:p>215,09</text:p>
          </table:table-cell>
          <table:table-cell table:style-name="ce7" table:formula="of:=0.9365538413*[.A15]+6.7283007964" office:value-type="float" office:value="208.171666521617">
            <text:p>208,17</text:p>
          </table:table-cell>
          <table:table-cell table:style-name="ce12" office:value-type="float" office:value="110">
            <text:p>110,00</text:p>
          </table:table-cell>
          <table:table-cell table:style-name="ce7" table:formula="of:=-58.2589033456*LN([.C15])+482.5210461673" office:value-type="float" office:value="208.676214858709">
            <text:p>208,68</text:p>
          </table:table-cell>
          <table:table-cell table:style-name="ce14" table:formula="of:=ABS([.D15]-[.B15])/[.B15]" office:value-type="percentage" office:value="0.00242371282087858">
            <text:p>0,24%</text:p>
          </table:table-cell>
          <table:table-cell table:style-name="ce2" table:formula="of:=-53.7828135155*LN([.C15])+446.9738654555" office:value-type="float" office:value="194.168806508817">
            <text:p>194,17</text:p>
          </table:table-cell>
          <table:table-cell table:style-name="ce14" table:formula="of:=ABS([.F15]-[.D15])/[.D15]" office:value-type="percentage" office:value="0.0695211400097255">
            <text:p>6,95%</text:p>
          </table:table-cell>
        </table:table-row>
        <table:table-row table:style-name="ro2">
          <table:table-cell table:style-name="ce2" office:value-type="float" office:value="220.21">
            <text:p>220,21</text:p>
          </table:table-cell>
          <table:table-cell table:style-name="ce7" table:formula="of:=0.9365538413*[.A16]+6.7283007964" office:value-type="float" office:value="212.966822189073">
            <text:p>212,97</text:p>
          </table:table-cell>
          <table:table-cell table:style-name="ce12" office:value-type="float" office:value="101">
            <text:p>101,00</text:p>
          </table:table-cell>
          <table:table-cell table:style-name="ce7" table:formula="of:=-58.2589033456*LN([.C16])+482.5210461673" office:value-type="float" office:value="213.64918604835">
            <text:p>213,65</text:p>
          </table:table-cell>
          <table:table-cell table:style-name="ce14" table:formula="of:=ABS([.D16]-[.B16])/[.B16]" office:value-type="percentage" office:value="0.0032040852761129">
            <text:p>0,32%</text:p>
          </table:table-cell>
          <table:table-cell table:style-name="ce2" table:formula="of:=-53.7828135155*LN([.C16])+446.9738654555" office:value-type="float" office:value="198.759699346669">
            <text:p>198,76</text:p>
          </table:table-cell>
          <table:table-cell table:style-name="ce14" table:formula="of:=ABS([.F16]-[.D16])/[.D16]" office:value-type="percentage" office:value="0.0696912868102923">
            <text:p>6,97%</text:p>
          </table:table-cell>
        </table:table-row>
        <table:table-row table:style-name="ro2">
          <table:table-cell table:style-name="ce2" office:value-type="float" office:value="224.89">
            <text:p>224,89</text:p>
          </table:table-cell>
          <table:table-cell table:style-name="ce7" table:formula="of:=0.9365538413*[.A17]+6.7283007964" office:value-type="float" office:value="217.349894166357">
            <text:p>217,35</text:p>
          </table:table-cell>
          <table:table-cell table:style-name="ce12" office:value-type="float" office:value="94">
            <text:p>94,00</text:p>
          </table:table-cell>
          <table:table-cell table:style-name="ce7" table:formula="of:=-58.2589033456*LN([.C17])+482.5210461673" office:value-type="float" office:value="217.833674576463">
            <text:p>217,83</text:p>
          </table:table-cell>
          <table:table-cell table:style-name="ce14" table:formula="of:=ABS([.D17]-[.B17])/[.B17]" office:value-type="percentage" office:value="0.00222581387472772">
            <text:p>0,22%</text:p>
          </table:table-cell>
          <table:table-cell table:style-name="ce2" table:formula="of:=-53.7828135155*LN([.C17])+446.9738654555" office:value-type="float" office:value="202.622689434728">
            <text:p>202,62</text:p>
          </table:table-cell>
          <table:table-cell table:style-name="ce14" table:formula="of:=ABS([.F17]-[.D17])/[.D17]" office:value-type="percentage" office:value="0.0698284375513097">
            <text:p>6,98%</text:p>
          </table:table-cell>
        </table:table-row>
        <table:table-row table:style-name="ro2">
          <table:table-cell table:style-name="ce2" office:value-type="float" office:value="229.79">
            <text:p>229,79</text:p>
          </table:table-cell>
          <table:table-cell table:style-name="ce7" table:formula="of:=0.9365538413*[.A18]+6.7283007964" office:value-type="float" office:value="221.939007988727">
            <text:p>221,94</text:p>
          </table:table-cell>
          <table:table-cell table:style-name="ce12" office:value-type="float" office:value="87">
            <text:p>87,00</text:p>
          </table:table-cell>
          <table:table-cell table:style-name="ce7" table:formula="of:=-58.2589033456*LN([.C18])+482.5210461673" office:value-type="float" office:value="222.342136732272">
            <text:p>222,34</text:p>
          </table:table-cell>
          <table:table-cell table:style-name="ce14" table:formula="of:=ABS([.D18]-[.B18])/[.B18]" office:value-type="percentage" office:value="0.00181639427515947">
            <text:p>0,18%</text:p>
          </table:table-cell>
          <table:table-cell table:style-name="ce2" table:formula="of:=-53.7828135155*LN([.C18])+446.9738654555" office:value-type="float" office:value="206.784761932543">
            <text:p>206,78</text:p>
          </table:table-cell>
          <table:table-cell table:style-name="ce14" table:formula="of:=ABS([.F18]-[.D18])/[.D18]" office:value-type="percentage" office:value="0.0699704294848181">
            <text:p>7,00%</text:p>
          </table:table-cell>
        </table:table-row>
        <table:table-row table:style-name="ro2">
          <table:table-cell table:style-name="ce11" office:value-type="float" office:value="234.87">
            <text:p>234,87</text:p>
          </table:table-cell>
          <table:table-cell table:style-name="ce7" table:formula="of:=0.9365538413*[.A19]+6.7283007964" office:value-type="float" office:value="226.696701502531">
            <text:p>226,70</text:p>
          </table:table-cell>
          <table:table-cell table:style-name="ce12" office:value-type="float" office:value="80">
            <text:p>80,00</text:p>
          </table:table-cell>
          <table:table-cell table:style-name="ce7" table:formula="of:=-58.2589033456*LN([.C19])+482.5210461673" office:value-type="float" office:value="227.22897999999">
            <text:p>227,23</text:p>
          </table:table-cell>
          <table:table-cell table:style-name="ce14" table:formula="of:=ABS([.D19]-[.B19])/[.B19]" office:value-type="percentage" office:value="0.00234797636635475">
            <text:p>0,23%</text:p>
          </table:table-cell>
          <table:table-cell table:style-name="ce2" table:formula="of:=-53.7828135155*LN([.C19])+446.9738654555" office:value-type="float" office:value="211.296144142881">
            <text:p>211,30</text:p>
          </table:table-cell>
          <table:table-cell table:style-name="ce14" table:formula="of:=ABS([.F19]-[.D19])/[.D19]" office:value-type="percentage" office:value="0.0701179746399851">
            <text:p>7,01%</text:p>
          </table:table-cell>
        </table:table-row>
        <table:table-row table:style-name="ro2">
          <table:table-cell table:style-name="ce11" office:value-type="float" office:value="240.61">
            <text:p>240,61</text:p>
          </table:table-cell>
          <table:table-cell table:style-name="ce7" table:formula="of:=0.9365538413*[.A20]+6.7283007964" office:value-type="float" office:value="232.072520551593">
            <text:p>232,07</text:p>
          </table:table-cell>
          <table:table-cell table:style-name="ce12" office:value-type="float" office:value="75">
            <text:p>75,00</text:p>
          </table:table-cell>
          <table:table-cell table:style-name="ce7" table:formula="of:=-58.2589033456*LN([.C20])+482.5210461673" office:value-type="float" office:value="230.988923465011">
            <text:p>230,99</text:p>
          </table:table-cell>
          <table:table-cell table:style-name="ce14" table:formula="of:=ABS([.D20]-[.B20])/[.B20]" office:value-type="percentage" office:value="0.00466921755322959">
            <text:p>0,47%</text:p>
          </table:table-cell>
          <table:table-cell table:style-name="ce2" table:formula="of:=-53.7828135155*LN([.C20])+446.9738654555" office:value-type="float" office:value="214.767207389789">
            <text:p>214,77</text:p>
          </table:table-cell>
          <table:table-cell table:style-name="ce14" table:formula="of:=ABS([.F20]-[.D20])/[.D20]" office:value-type="percentage" office:value="0.0702272465358267">
            <text:p>7,02%</text:p>
          </table:table-cell>
        </table:table-row>
        <table:table-row table:style-name="ro2">
          <table:table-cell table:style-name="ce11" office:value-type="float" office:value="244.85">
            <text:p>244,85</text:p>
          </table:table-cell>
          <table:table-cell table:style-name="ce7" table:formula="of:=0.9365538413*[.A21]+6.7283007964" office:value-type="float" office:value="236.043508838705">
            <text:p>236,04</text:p>
          </table:table-cell>
          <table:table-cell table:style-name="ce12" office:value-type="float" office:value="70">
            <text:p>70,00</text:p>
          </table:table-cell>
          <table:table-cell table:style-name="ce7" table:formula="of:=-58.2589033456*LN([.C21])+482.5210461673" office:value-type="float" office:value="235.008372496505">
            <text:p>235,01</text:p>
          </table:table-cell>
          <table:table-cell table:style-name="ce14" table:formula="of:=ABS([.D21]-[.B21])/[.B21]" office:value-type="percentage" office:value="0.00438536245835683">
            <text:p>0,44%</text:p>
          </table:table-cell>
          <table:table-cell table:style-name="ce2" table:formula="of:=-53.7828135155*LN([.C21])+446.9738654555" office:value-type="float" office:value="218.47783813087">
            <text:p>218,48</text:p>
          </table:table-cell>
          <table:table-cell table:style-name="ce14" table:formula="of:=ABS([.F21]-[.D21])/[.D21]" office:value-type="percentage" office:value="0.0703401933728149">
            <text:p>7,03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emp atual" table:style-name="ta1">
        <table:shapes>
          <draw:frame draw:z-index="0" draw:style-name="gr1" svg:width="15.999cm" svg:height="8.999cm" svg:x="15.328cm" svg:y="1.14cm">
            <draw:object draw:notify-on-update-of-ranges="'temp atual'.C2:'temp atual'.C29 'temp atual'.D2:'temp atual'.D2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8" table:number-columns-repeated="1024" table:default-cell-style-name="Default"/>
        <table:table-row table:style-name="ro1">
          <table:table-cell table:style-name="ce11" table:number-columns-repeated="2"/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3" office:value-type="string">
            <text:p>rawADC</text:p>
          </table:table-cell>
          <table:table-cell table:style-name="ce13" office:value-type="string">
            <text:p>temp</text:p>
          </table:table-cell>
          <table:table-cell table:style-name="ce11" table:number-columns-repeated="1018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1018"/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2400">
            <text:p>2400</text:p>
          </table:table-cell>
          <table:table-cell table:formula="of:=[.A3]/4" office:value-type="float" office:value="23">
            <text:p>23</text:p>
          </table:table-cell>
          <table:table-cell table:formula="of:=[.B3]/8"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300">
            <text:p>300</text:p>
          </table:table-cell>
          <table:table-cell table:number-columns-repeated="1018"/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2320">
            <text:p>2320</text:p>
          </table:table-cell>
          <table:table-cell table:formula="of:=[.A4]/4" office:value-type="float" office:value="26.25">
            <text:p>26,25</text:p>
          </table:table-cell>
          <table:table-cell table:formula="of:=[.B4]/8" office:value-type="float" office:value="290">
            <text:p>290</text:p>
          </table:table-cell>
          <table:table-cell office:value-type="float" office:value="26.25">
            <text:p>26,25</text:p>
          </table:table-cell>
          <table:table-cell office:value-type="float" office:value="290">
            <text:p>290</text:p>
          </table:table-cell>
          <table:table-cell table:number-columns-repeated="1018"/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2240">
            <text:p>2240</text:p>
          </table:table-cell>
          <table:table-cell table:formula="of:=[.A5]/4" office:value-type="float" office:value="30.25">
            <text:p>30,25</text:p>
          </table:table-cell>
          <table:table-cell table:formula="of:=[.B5]/8" office:value-type="float" office:value="280">
            <text:p>280</text:p>
          </table:table-cell>
          <table:table-cell office:value-type="float" office:value="30.25">
            <text:p>30,25</text:p>
          </table:table-cell>
          <table:table-cell office:value-type="float" office:value="280">
            <text:p>280</text:p>
          </table:table-cell>
          <table:table-cell table:number-columns-repeated="1018"/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2160">
            <text:p>2160</text:p>
          </table:table-cell>
          <table:table-cell table:formula="of:=[.A6]/4" office:value-type="float" office:value="35">
            <text:p>35</text:p>
          </table:table-cell>
          <table:table-cell table:formula="of:=[.B6]/8" office:value-type="float" office:value="270">
            <text:p>270</text:p>
          </table:table-cell>
          <table:table-cell office:value-type="float" office:value="35">
            <text:p>35</text:p>
          </table:table-cell>
          <table:table-cell office:value-type="float" office:value="270">
            <text:p>270</text:p>
          </table:table-cell>
          <table:table-cell table:number-columns-repeated="1018"/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2080">
            <text:p>2080</text:p>
          </table:table-cell>
          <table:table-cell table:formula="of:=[.A7]/4" office:value-type="float" office:value="40.5">
            <text:p>40,5</text:p>
          </table:table-cell>
          <table:table-cell table:formula="of:=[.B7]/8" office:value-type="float" office:value="260">
            <text:p>260</text:p>
          </table:table-cell>
          <table:table-cell office:value-type="float" office:value="40.5">
            <text:p>40,5</text:p>
          </table:table-cell>
          <table:table-cell office:value-type="float" office:value="260">
            <text:p>260</text:p>
          </table:table-cell>
          <table:table-cell table:number-columns-repeated="1018"/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000">
            <text:p>2000</text:p>
          </table:table-cell>
          <table:table-cell table:formula="of:=[.A8]/4" office:value-type="float" office:value="47.25">
            <text:p>47,25</text:p>
          </table:table-cell>
          <table:table-cell table:formula="of:=[.B8]/8" office:value-type="float" office:value="250">
            <text:p>250</text:p>
          </table:table-cell>
          <table:table-cell office:value-type="float" office:value="47.25">
            <text:p>47,25</text:p>
          </table:table-cell>
          <table:table-cell office:value-type="float" office:value="250">
            <text:p>250</text:p>
          </table:table-cell>
          <table:table-cell table:number-columns-repeated="1018"/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920">
            <text:p>1920</text:p>
          </table:table-cell>
          <table:table-cell table:formula="of:=[.A9]/4" office:value-type="float" office:value="55.5">
            <text:p>55,5</text:p>
          </table:table-cell>
          <table:table-cell table:formula="of:=[.B9]/8" office:value-type="float" office:value="240">
            <text:p>240</text:p>
          </table:table-cell>
          <table:table-cell office:value-type="float" office:value="55.5">
            <text:p>55,5</text:p>
          </table:table-cell>
          <table:table-cell office:value-type="float" office:value="240">
            <text:p>240</text:p>
          </table:table-cell>
          <table:table-cell table:number-columns-repeated="1018"/>
        </table:table-row>
        <table:table-row table:style-name="ro2">
          <table:table-cell office:value-type="float" office:value="261">
            <text:p>261</text:p>
          </table:table-cell>
          <table:table-cell office:value-type="float" office:value="1840">
            <text:p>1840</text:p>
          </table:table-cell>
          <table:table-cell table:formula="of:=[.A10]/4" office:value-type="float" office:value="65.25">
            <text:p>65,25</text:p>
          </table:table-cell>
          <table:table-cell table:formula="of:=[.B10]/8" office:value-type="float" office:value="230">
            <text:p>230</text:p>
          </table:table-cell>
          <table:table-cell office:value-type="float" office:value="65.25">
            <text:p>65,25</text:p>
          </table:table-cell>
          <table:table-cell office:value-type="float" office:value="230">
            <text:p>230</text:p>
          </table:table-cell>
          <table:table-cell table:number-columns-repeated="1018"/>
        </table:table-row>
        <table:table-row table:style-name="ro2">
          <table:table-cell office:value-type="float" office:value="308">
            <text:p>308</text:p>
          </table:table-cell>
          <table:table-cell office:value-type="float" office:value="1760">
            <text:p>1760</text:p>
          </table:table-cell>
          <table:table-cell table:formula="of:=[.A11]/4" office:value-type="float" office:value="77">
            <text:p>77</text:p>
          </table:table-cell>
          <table:table-cell table:formula="of:=[.B11]/8" office:value-type="float" office:value="220">
            <text:p>220</text:p>
          </table:table-cell>
          <table:table-cell office:value-type="float" office:value="77">
            <text:p>77</text:p>
          </table:table-cell>
          <table:table-cell office:value-type="float" office:value="220">
            <text:p>220</text:p>
          </table:table-cell>
          <table:table-cell table:number-columns-repeated="1018"/>
        </table:table-row>
        <table:table-row table:style-name="ro2">
          <table:table-cell office:value-type="float" office:value="365">
            <text:p>365</text:p>
          </table:table-cell>
          <table:table-cell office:value-type="float" office:value="1680">
            <text:p>1680</text:p>
          </table:table-cell>
          <table:table-cell table:formula="of:=[.A12]/4" office:value-type="float" office:value="91.25">
            <text:p>91,25</text:p>
          </table:table-cell>
          <table:table-cell table:formula="of:=[.B12]/8" office:value-type="float" office:value="210">
            <text:p>210</text:p>
          </table:table-cell>
          <table:table-cell office:value-type="float" office:value="91.25">
            <text:p>91,25</text:p>
          </table:table-cell>
          <table:table-cell office:value-type="float" office:value="210">
            <text:p>210</text:p>
          </table:table-cell>
          <table:table-cell table:number-columns-repeated="1018"/>
        </table:table-row>
        <table:table-row table:style-name="ro2">
          <table:table-cell office:value-type="float" office:value="434">
            <text:p>434</text:p>
          </table:table-cell>
          <table:table-cell office:value-type="float" office:value="1600">
            <text:p>1600</text:p>
          </table:table-cell>
          <table:table-cell table:formula="of:=[.A13]/4" office:value-type="float" office:value="108.5">
            <text:p>108,5</text:p>
          </table:table-cell>
          <table:table-cell table:formula="of:=[.B13]/8" office:value-type="float" office:value="200">
            <text:p>200</text:p>
          </table:table-cell>
          <table:table-cell office:value-type="float" office:value="108.5">
            <text:p>108,5</text:p>
          </table:table-cell>
          <table:table-cell office:value-type="float" office:value="200">
            <text:p>200</text:p>
          </table:table-cell>
          <table:table-cell table:number-columns-repeated="1018"/>
        </table:table-row>
        <table:table-row table:style-name="ro2">
          <table:table-cell office:value-type="float" office:value="519">
            <text:p>519</text:p>
          </table:table-cell>
          <table:table-cell office:value-type="float" office:value="1520">
            <text:p>1520</text:p>
          </table:table-cell>
          <table:table-cell table:formula="of:=[.A14]/4" office:value-type="float" office:value="129.75">
            <text:p>129,75</text:p>
          </table:table-cell>
          <table:table-cell table:formula="of:=[.B14]/8" office:value-type="float" office:value="190">
            <text:p>190</text:p>
          </table:table-cell>
          <table:table-cell office:value-type="float" office:value="129.75">
            <text:p>129,75</text:p>
          </table:table-cell>
          <table:table-cell office:value-type="float" office:value="190">
            <text:p>190</text:p>
          </table:table-cell>
          <table:table-cell table:number-columns-repeated="1018"/>
        </table:table-row>
        <table:table-row table:style-name="ro2">
          <table:table-cell office:value-type="float" office:value="621">
            <text:p>621</text:p>
          </table:table-cell>
          <table:table-cell office:value-type="float" office:value="1440">
            <text:p>1440</text:p>
          </table:table-cell>
          <table:table-cell table:formula="of:=[.A15]/4" office:value-type="float" office:value="155.25">
            <text:p>155,25</text:p>
          </table:table-cell>
          <table:table-cell table:formula="of:=[.B15]/8" office:value-type="float" office:value="180">
            <text:p>180</text:p>
          </table:table-cell>
          <table:table-cell office:value-type="float" office:value="155.25">
            <text:p>155,25</text:p>
          </table:table-cell>
          <table:table-cell office:value-type="float" office:value="180">
            <text:p>180</text:p>
          </table:table-cell>
          <table:table-cell table:number-columns-repeated="1018"/>
        </table:table-row>
        <table:table-row table:style-name="ro2">
          <table:table-cell office:value-type="float" office:value="744">
            <text:p>744</text:p>
          </table:table-cell>
          <table:table-cell office:value-type="float" office:value="1360">
            <text:p>1360</text:p>
          </table:table-cell>
          <table:table-cell table:formula="of:=[.A16]/4" office:value-type="float" office:value="186">
            <text:p>186</text:p>
          </table:table-cell>
          <table:table-cell table:formula="of:=[.B16]/8" office:value-type="float" office:value="170">
            <text:p>170</text:p>
          </table:table-cell>
          <table:table-cell office:value-type="float" office:value="186">
            <text:p>186</text:p>
          </table:table-cell>
          <table:table-cell office:value-type="float" office:value="170">
            <text:p>170</text:p>
          </table:table-cell>
          <table:table-cell table:number-columns-repeated="1018"/>
        </table:table-row>
        <table:table-row table:style-name="ro2">
          <table:table-cell office:value-type="float" office:value="891">
            <text:p>891</text:p>
          </table:table-cell>
          <table:table-cell office:value-type="float" office:value="1280">
            <text:p>1280</text:p>
          </table:table-cell>
          <table:table-cell table:formula="of:=[.A17]/4" office:value-type="float" office:value="222.75">
            <text:p>222,75</text:p>
          </table:table-cell>
          <table:table-cell table:formula="of:=[.B17]/8" office:value-type="float" office:value="160">
            <text:p>160</text:p>
          </table:table-cell>
          <table:table-cell office:value-type="float" office:value="222.75">
            <text:p>222,75</text:p>
          </table:table-cell>
          <table:table-cell office:value-type="float" office:value="160">
            <text:p>160</text:p>
          </table:table-cell>
          <table:table-cell table:number-columns-repeated="1018"/>
        </table:table-row>
        <table:table-row table:style-name="ro2">
          <table:table-cell office:value-type="float" office:value="1067">
            <text:p>1067</text:p>
          </table:table-cell>
          <table:table-cell office:value-type="float" office:value="1200">
            <text:p>1200</text:p>
          </table:table-cell>
          <table:table-cell table:formula="of:=[.A18]/4" office:value-type="float" office:value="266.75">
            <text:p>266,75</text:p>
          </table:table-cell>
          <table:table-cell table:formula="of:=[.B18]/8" office:value-type="float" office:value="150">
            <text:p>150</text:p>
          </table:table-cell>
          <table:table-cell office:value-type="float" office:value="266.75">
            <text:p>266,75</text:p>
          </table:table-cell>
          <table:table-cell office:value-type="float" office:value="150">
            <text:p>150</text:p>
          </table:table-cell>
          <table:table-cell table:number-columns-repeated="1018"/>
        </table:table-row>
        <table:table-row table:style-name="ro2">
          <table:table-cell office:value-type="float" office:value="1272">
            <text:p>1272</text:p>
          </table:table-cell>
          <table:table-cell office:value-type="float" office:value="1120">
            <text:p>1120</text:p>
          </table:table-cell>
          <table:table-cell table:formula="of:=[.A19]/4" office:value-type="float" office:value="318">
            <text:p>318</text:p>
          </table:table-cell>
          <table:table-cell table:formula="of:=[.B19]/8" office:value-type="float" office:value="140">
            <text:p>140</text:p>
          </table:table-cell>
          <table:table-cell office:value-type="float" office:value="318">
            <text:p>318</text:p>
          </table:table-cell>
          <table:table-cell office:value-type="float" office:value="140">
            <text:p>140</text:p>
          </table:table-cell>
          <table:table-cell table:number-columns-repeated="1018"/>
        </table:table-row>
        <table:table-row table:style-name="ro2">
          <table:table-cell office:value-type="float" office:value="1771">
            <text:p>1771</text:p>
          </table:table-cell>
          <table:table-cell office:value-type="float" office:value="960">
            <text:p>960</text:p>
          </table:table-cell>
          <table:table-cell table:number-columns-repeated="2"/>
          <table:table-cell office:value-type="float" office:value="442.75">
            <text:p>442,75</text:p>
          </table:table-cell>
          <table:table-cell office:value-type="float" office:value="120">
            <text:p>120</text:p>
          </table:table-cell>
          <table:table-cell table:number-columns-repeated="1018"/>
        </table:table-row>
        <table:table-row table:style-name="ro2">
          <table:table-cell office:value-type="float" office:value="2357">
            <text:p>2357</text:p>
          </table:table-cell>
          <table:table-cell office:value-type="float" office:value="800">
            <text:p>800</text:p>
          </table:table-cell>
          <table:table-cell table:number-columns-repeated="2"/>
          <table:table-cell office:value-type="float" office:value="589.25">
            <text:p>589,25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2">
          <table:table-cell office:value-type="float" office:value="2943">
            <text:p>2943</text:p>
          </table:table-cell>
          <table:table-cell office:value-type="float" office:value="640">
            <text:p>640</text:p>
          </table:table-cell>
          <table:table-cell table:number-columns-repeated="2"/>
          <table:table-cell office:value-type="float" office:value="735.75">
            <text:p>735,75</text:p>
          </table:table-cell>
          <table:table-cell office:value-type="float" office:value="80">
            <text:p>80</text:p>
          </table:table-cell>
          <table:table-cell table:number-columns-repeated="1018"/>
        </table:table-row>
        <table:table-row table:style-name="ro2">
          <table:table-cell office:value-type="float" office:value="2349">
            <text:p>2349</text:p>
          </table:table-cell>
          <table:table-cell office:value-type="float" office:value="480">
            <text:p>480</text:p>
          </table:table-cell>
          <table:table-cell table:number-columns-repeated="2"/>
          <table:table-cell office:value-type="float" office:value="587.25">
            <text:p>587,25</text:p>
          </table:table-cell>
          <table:table-cell office:value-type="float" office:value="60">
            <text:p>60</text:p>
          </table:table-cell>
          <table:table-cell table:number-columns-repeated="1018"/>
        </table:table-row>
        <table:table-row table:style-name="ro2">
          <table:table-cell office:value-type="float" office:value="3760">
            <text:p>3760</text:p>
          </table:table-cell>
          <table:table-cell office:value-type="float" office:value="320">
            <text:p>320</text:p>
          </table:table-cell>
          <table:table-cell table:number-columns-repeated="2"/>
          <table:table-cell office:value-type="float" office:value="940">
            <text:p>940</text:p>
          </table:table-cell>
          <table:table-cell office:value-type="float" office:value="40">
            <text:p>40</text:p>
          </table:table-cell>
          <table:table-cell table:number-columns-repeated="1018"/>
        </table:table-row>
        <table:table-row table:style-name="ro2">
          <table:table-cell office:value-type="float" office:value="3869">
            <text:p>3869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967.25">
            <text:p>967,25</text:p>
          </table:table-cell>
          <table:table-cell office:value-type="float" office:value="30">
            <text:p>30</text:p>
          </table:table-cell>
          <table:table-cell table:number-columns-repeated="1018"/>
        </table:table-row>
        <table:table-row table:style-name="ro2">
          <table:table-cell office:value-type="float" office:value="3912">
            <text:p>3912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978">
            <text:p>978</text:p>
          </table:table-cell>
          <table:table-cell office:value-type="float" office:value="25">
            <text:p>25</text:p>
          </table:table-cell>
          <table:table-cell table:number-columns-repeated="1018"/>
        </table:table-row>
        <table:table-row table:style-name="ro2">
          <table:table-cell office:value-type="float" office:value="3948">
            <text:p>3948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987">
            <text:p>987</text:p>
          </table:table-cell>
          <table:table-cell office:value-type="float" office:value="20">
            <text:p>20</text:p>
          </table:table-cell>
          <table:table-cell table:number-columns-repeated="1018"/>
        </table:table-row>
        <table:table-row table:style-name="ro2">
          <table:table-cell office:value-type="float" office:value="4077">
            <text:p>4077</text:p>
          </table:table-cell>
          <table:table-cell office:value-type="float" office:value="-160">
            <text:p>-160</text:p>
          </table:table-cell>
          <table:table-cell table:number-columns-repeated="2"/>
          <table:table-cell office:value-type="float" office:value="1019.25">
            <text:p>1019,25</text:p>
          </table:table-cell>
          <table:table-cell office:value-type="float" office:value="-20">
            <text:p>-20</text:p>
          </table:table-cell>
          <table:table-cell table:number-columns-repeated="1018"/>
        </table:table-row>
        <table:table-row table:style-name="ro2">
          <table:table-cell office:value-type="float" office:value="4094">
            <text:p>4094</text:p>
          </table:table-cell>
          <table:table-cell office:value-type="float" office:value="-440">
            <text:p>-440</text:p>
          </table:table-cell>
          <table:table-cell table:number-columns-repeated="2"/>
          <table:table-cell office:value-type="float" office:value="1023.5">
            <text:p>1023,5</text:p>
          </table:table-cell>
          <table:table-cell office:value-type="float" office:value="-55">
            <text:p>-55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 </meta:initial-creator>
    <meta:creation-date>2013-09-10T15:38:42</meta:creation-date>
    <dc:date>2013-09-12T17:12:03</dc:date>
    <dc:creator>sara </dc:creator>
    <meta:editing-duration>PT24S</meta:editing-duration>
    <meta:editing-cycles>3</meta:editing-cycles>
    <meta:generator>LibreOffice/3.5$Linux_X86_64 LibreOffice_project/350m1$Build-2</meta:generator>
    <meta:document-statistic meta:table-count="3" meta:cell-count="4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6.423cm" svg:y="0.317cm" chart:style-name="ch2">
          <text:p>Termistor e addtherm velho</text:p>
        </chart:title>
        <chart:legend chart:legend-position="end" svg:x="11.826cm" svg:y="3.492cm" style:legend-expansion="high" chart:style-name="ch3"/>
        <chart:plot-area chart:style-name="ch4" table:cell-range-address="'antigo e AT velho'.A1:'antigo e AT velho'.B18 'antigo e AT velho'.E1:'antigo e AT velho'.E1" chart:data-source-has-labels="both" svg:x="1.38cm" svg:y="1.639cm" svg:width="9.708cm" svg:height="6.276cm">
          <chartooo:coordinate-region svg:x="2.663cm" svg:y="1.838cm" svg:width="8.145cm" svg:height="5.43cm"/>
          <chart:axis chart:dimension="x" chart:name="primary-x" chart:style-name="ch5" chartooo:axis-type="auto">
            <chart:title svg:x="5.462cm" svg:y="8.096cm" chart:style-name="ch6">
              <text:p>Raw ADC</text:p>
            </chart:title>
            <chart:categories table:cell-range-address="'antigo e AT velho'.A1:'antigo e AT velho'.A1"/>
          </chart:axis>
          <chart:axis chart:dimension="y" chart:name="primary-y" chart:style-name="ch7">
            <chart:title svg:x="0.451cm" svg:y="5.006cm" chart:style-name="ch8">
              <text:p>ºC</text:p>
            </chart:title>
            <chart:grid chart:style-name="ch9" chart:class="major"/>
          </chart:axis>
          <chart:series chart:style-name="ch10" chart:values-cell-range-address="'antigo e AT velho'.A2:'antigo e AT velho'.A18" chart:label-cell-address="'antigo e AT velho'.B1:'antigo e AT velho'.B1" chart:class="chart:scatter">
            <chart:domain table:cell-range-address="'antigo e AT velho'.B2:'antigo e AT velho'.B18"/>
            <chart:regression-curve chart:style-name="ch11">
              <chart:equation chart:display-r-square="true" svg:x="3.409cm" svg:y="6.271cm"/>
            </chart:regression-curve>
            <chart:data-point chart:repeated="17"/>
          </chart:series>
          <chart:series chart:style-name="ch12" chart:values-cell-range-address="'antigo e AT velho'.A2:'antigo e AT velho'.A18" chart:label-cell-address="'antigo e AT velho'.E1:'antigo e AT velho'.E1" chart:class="chart:scatter">
            <chart:domain table:cell-range-address="'antigo e AT velho'.E2:'antigo e AT velho'.E18"/>
            <chart:regression-curve chart:style-name="ch13">
              <chart:equation chart:display-r-square="true" svg:x="10.896cm" svg:y="6.263cm"/>
            </chart:regression-curve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rmistor antigo</text:p>
                <draw:g>
                  <svg:desc>'antigo e AT velho'.B1:'antigo e AT velho'.B1</svg:desc>
                </draw:g>
              </table:table-cell>
              <table:table-cell office:value-type="string">
                <text:p>Coluna E</text:p>
              </table:table-cell>
              <table:table-cell office:value-type="string">
                <text:p>ADC addtherm velho</text:p>
                <draw:g>
                  <svg:desc>'antigo e AT velho'.E1:'antigo e AT velh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cius termopar</text:p>
                <draw:g>
                  <svg:desc>'antigo e AT velho'.A1:'antigo e AT velho'.A1</svg:desc>
                </draw:g>
              </table:table-cell>
              <table:table-cell office:value-type="float" office:value="150.8">
                <text:p>150.8</text:p>
                <draw:g>
                  <svg:desc>'antigo e AT velho'.B2:'antigo e AT velho'.B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  <table:table-cell office:value-type="float" office:value="264">
                <text:p>264</text:p>
                <draw:g>
                  <svg:desc>'antigo e AT velho'.E2:'antigo e AT velho'.E18</svg:desc>
                </draw:g>
              </table:table-cell>
              <table:table-cell office:value-type="float" office:value="148">
                <text:p>148</text:p>
                <draw:g>
                  <svg:desc>'antigo e AT velho'.A2:'antigo e AT velho'.A18</svg:desc>
                </draw:g>
              </table:table-cell>
            </table:table-row>
            <table:table-row>
              <table:table-cell office:value-type="string"/>
              <table:table-cell office:value-type="float" office:value="162.86">
                <text:p>162.86</text:p>
              </table:table-cell>
              <table:table-cell office:value-type="float" office:value="158.2">
                <text:p>158.2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/>
              <table:table-cell office:value-type="float" office:value="165.65">
                <text:p>165.65</text:p>
              </table:table-cell>
              <table:table-cell office:value-type="float" office:value="162.2">
                <text:p>162.2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/>
              <table:table-cell office:value-type="float" office:value="170.49">
                <text:p>170.49</text:p>
              </table:table-cell>
              <table:table-cell office:value-type="float" office:value="166.3">
                <text:p>166.3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/>
              <table:table-cell office:value-type="float" office:value="175.45">
                <text:p>175.45</text:p>
              </table:table-cell>
              <table:table-cell office:value-type="float" office:value="171.3">
                <text:p>171.3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/>
              <table:table-cell office:value-type="float" office:value="180.29">
                <text:p>180.29</text:p>
              </table:table-cell>
              <table:table-cell office:value-type="float" office:value="175.9">
                <text:p>175.9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/>
              <table:table-cell office:value-type="float" office:value="190.24">
                <text:p>190.24</text:p>
              </table:table-cell>
              <table:table-cell office:value-type="float" office:value="185.3">
                <text:p>185.3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/>
              <table:table-cell office:value-type="float" office:value="209.86">
                <text:p>209.86</text:p>
              </table:table-cell>
              <table:table-cell office:value-type="float" office:value="203.4">
                <text:p>203.4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/>
              <table:table-cell office:value-type="float" office:value="214.74">
                <text:p>214.74</text:p>
              </table:table-cell>
              <table:table-cell office:value-type="float" office:value="208.1">
                <text:p>208.1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/>
              <table:table-cell office:value-type="float" office:value="220.21">
                <text:p>220.21</text:p>
              </table:table-cell>
              <table:table-cell office:value-type="float" office:value="213">
                <text:p>213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224.89">
                <text:p>224.89</text:p>
              </table:table-cell>
              <table:table-cell office:value-type="float" office:value="217.1">
                <text:p>217.1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/>
              <table:table-cell office:value-type="float" office:value="230.77">
                <text:p>230.77</text:p>
              </table:table-cell>
              <table:table-cell office:value-type="float" office:value="222.4">
                <text:p>222.4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/>
              <table:table-cell office:value-type="float" office:value="234.36">
                <text:p>234.36</text:p>
              </table:table-cell>
              <table:table-cell office:value-type="float" office:value="225.9">
                <text:p>225.9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/>
              <table:table-cell office:value-type="float" office:value="240.91">
                <text:p>240.91</text:p>
              </table:table-cell>
              <table:table-cell office:value-type="float" office:value="231.9">
                <text:p>231.9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string"/>
              <table:table-cell office:value-type="float" office:value="245.15">
                <text:p>245.15</text:p>
              </table:table-cell>
              <table:table-cell office:value-type="float" office:value="236.2">
                <text:p>236.2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/>
              <table:table-cell office:value-type="float" office:value="244.55">
                <text:p>244.55</text:p>
              </table:table-cell>
              <table:table-cell office:value-type="float" office:value="236.6">
                <text:p>236.6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title svg:x="7.679cm" svg:y="0.317cm" chart:style-name="ch2">
          <text:p>addtherm novo</text:p>
        </chart:title>
        <chart:legend chart:legend-position="end" svg:x="11.906cm" svg:y="3.99cm" style:legend-expansion="high" chart:style-name="ch3"/>
        <chart:plot-area chart:style-name="ch4" table:cell-range-address="'AT novo'.B1:'AT novo'.C21" chart:data-source-has-labels="both" svg:x="1.38cm" svg:y="1.639cm" svg:width="9.788cm" svg:height="6.276cm">
          <chartooo:coordinate-region svg:x="2.663cm" svg:y="1.838cm" svg:width="7.987cm" svg:height="5.43cm"/>
          <chart:axis chart:dimension="x" chart:name="primary-x" chart:style-name="ch5" chartooo:axis-type="auto">
            <chart:title svg:x="5.502cm" svg:y="8.096cm" chart:style-name="ch6">
              <text:p>Raw ADC</text:p>
            </chart:title>
            <chart:categories table:cell-range-address="'AT novo'.B1:'AT novo'.B1"/>
          </chart:axis>
          <chart:axis chart:dimension="y" chart:name="primary-y" chart:style-name="ch5">
            <chart:title svg:x="0.451cm" svg:y="5.006cm" chart:style-name="ch7">
              <text:p>ºC</text:p>
            </chart:title>
            <chart:grid chart:style-name="ch8" chart:class="major"/>
          </chart:axis>
          <chart:series chart:style-name="ch9" chart:values-cell-range-address="'AT novo'.B2:'AT novo'.B21" chart:label-cell-address="'AT novo'.C1:'AT novo'.C1" chart:class="chart:scatter">
            <chart:domain table:cell-range-address="'AT novo'.C2:'AT novo'.C21"/>
            <chart:regression-curve chart:style-name="ch10">
              <chart:equation chart:display-r-square="true" svg:x="10.883cm" svg:y="6.296cm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T novo'.C1:'AT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igido</text:p>
                <draw:g>
                  <svg:desc>'AT novo'.B1:'AT novo'.B1</svg:desc>
                </draw:g>
              </table:table-cell>
              <table:table-cell office:value-type="float" office:value="306">
                <text:p>306</text:p>
                <draw:g>
                  <svg:desc>'AT novo'.C2:'AT novo'.C21</svg:desc>
                </draw:g>
              </table:table-cell>
              <table:table-cell office:value-type="float" office:value="148.166661909526">
                <text:p>148.166661909526</text:p>
                <draw:g>
                  <svg:desc>'AT novo'.B2:'AT novo'.B21</svg:desc>
                </draw:g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Epcos B57560G0107F000</text:p>
        </chart:title>
        <chart:legend chart:legend-position="end" svg:x="11.137cm" svg:y="3.952cm" style:legend-expansion="high" chart:style-name="ch3"/>
        <chart:plot-area chart:style-name="ch4" table:cell-range-address="'temp atual'.C2:'temp atual'.D29" svg:x="1.331cm" svg:y="1.635cm" svg:width="9.166cm" svg:height="6.204cm">
          <chartooo:coordinate-region svg:x="2.138cm" svg:y="1.834cm" svg:width="8.079cm" svg:height="5.358cm"/>
          <chart:axis chart:dimension="x" chart:name="primary-x" chart:style-name="ch5">
            <chart:title svg:x="5.142cm" svg:y="8.019cm" chart:style-name="ch6">
              <text:p>Raw ADC</text:p>
            </chart:title>
          </chart:axis>
          <chart:axis chart:dimension="y" chart:name="primary-y" chart:style-name="ch5">
            <chart:title svg:x="0.451cm" svg:y="4.966cm" chart:style-name="ch7">
              <text:p>ºC</text:p>
            </chart:title>
            <chart:grid chart:style-name="ch8" chart:class="major"/>
          </chart:axis>
          <chart:series chart:style-name="ch9" chart:values-cell-range-address="'temp atual'.D2:'temp atual'.D29" chart:class="chart:scatter">
            <chart:domain table:cell-range-address="'temp atual'.C2:'temp atual'.C29"/>
            <chart:regression-curve chart:style-name="ch10">
              <chart:equation chart:display-r-square="true" svg:x="8.434cm" svg:y="0.965cm"/>
            </chart:regression-curve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Colu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temp atual'.C2:'temp atual'.C29</svg:desc>
                </draw:g>
              </table:table-cell>
              <table:table-cell office:value-type="float" office:value="NaN">
                <text:p>NaN</text:p>
                <draw:g>
                  <svg:desc>'temp atual'.D2:'temp atual'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.25">
                <text:p>26.2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25">
                <text:p>30.25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5">
                <text:p>40.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25">
                <text:p>47.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.25">
                <text:p>65.2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.25">
                <text:p>91.2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8.5">
                <text:p>108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9.75">
                <text:p>129.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5.25">
                <text:p>155.2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2.75">
                <text:p>222.7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6.75">
                <text:p>266.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8">
                <text:p>31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